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keep-with-next="always" fo:keep-together="always" fo:text-align="center" fo:margin-top="0.1388in" fo:margin-bottom="0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3" style:parent-style-name="Normal" style:family="paragraph">
      <style:paragraph-properties fo:keep-with-next="always" fo:keep-together="always" fo:margin-top="0.1388in" fo:margin-bottom="0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4" style:parent-style-name="Párrafodelista" style:list-style-name="LFO1" style:family="paragraph">
      <style:paragraph-properties fo:text-align="justify" fo:margin-bottom="0.1388in" fo:line-height="115%"/>
      <style:text-properties style:font-name="Cambria" style:font-name-asian="Times New Roman" style:letter-kerning="false" fo:font-size="13pt" style:font-size-asian="13pt" style:font-size-complex="13pt" style:rfc-language-tag="es-ES_tradnl" fo:language="es"/>
    </style:style>
    <style:style style:name="P5" style:parent-style-name="Párrafodelista" style:list-style-name="LFO1" style:family="paragraph">
      <style:paragraph-properties fo:text-align="justify" fo:margin-bottom="0.1388in" fo:line-height="115%"/>
      <style:text-properties style:font-name="Cambria" style:font-name-asian="Times New Roman" style:letter-kerning="false" fo:font-size="13pt" style:font-size-asian="13pt" style:font-size-complex="13pt" style:rfc-language-tag="es-ES_tradnl" fo:language="es"/>
    </style:style>
    <style:style style:name="P6" style:parent-style-name="Párrafodelista" style:list-style-name="LFO1" style:family="paragraph">
      <style:paragraph-properties fo:text-align="justify" fo:margin-bottom="0.1388in" fo:line-height="115%"/>
      <style:text-properties style:font-name="Cambria" style:font-name-asian="Times New Roman" style:letter-kerning="false" fo:font-size="13pt" style:font-size-asian="13pt" style:font-size-complex="13pt" style:rfc-language-tag="es-ES_tradnl" fo:language="es"/>
    </style:style>
    <style:style style:name="P7" style:parent-style-name="Normal" style:family="paragraph">
      <style:paragraph-properties fo:text-align="justify" fo:margin-bottom="0.1388in" fo:line-height="115%"/>
    </style:style>
    <style:style style:name="T8" style:parent-style-name="Fuentedepárrafopredeter." style:family="text">
      <style:text-properties style:font-name="Cambria" style:font-name-asian="Times New Roman" style:letter-kerning="false" fo:font-size="13pt" style:font-size-asian="13pt" style:font-size-complex="13pt"/>
    </style:style>
    <style:style style:name="T9" style:parent-style-name="Fuentedepárrafopredeter." style:family="text">
      <style:text-properties style:font-name="Cambria" style:font-name-asian="Times New Roman" style:letter-kerning="false" fo:font-size="13pt" style:font-size-asian="13pt" style:font-size-complex="13pt"/>
    </style:style>
    <style:style style:name="P10" style:parent-style-name="Normal" style:family="paragraph">
      <style:paragraph-properties fo:text-align="justify" fo:margin-bottom="0.1388in" fo:line-height="115%" fo:margin-left="0.25in">
        <style:tab-stops/>
      </style:paragraph-properties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11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2pt" style:font-size-asian="12pt" style:font-size-complex="12pt" style:rfc-language-tag="es-ES_tradnl" fo:language="es"/>
    </style:style>
    <style:style style:name="P12" style:parent-style-name="Normal" style:family="paragraph">
      <style:paragraph-properties fo:text-align="justify" fo:margin-bottom="0.1388in" fo:line-height="115%" fo:margin-left="0.25in">
        <style:tab-stops/>
      </style:paragraph-properties>
      <style:text-properties style:font-name-asian="Times New Roman" style:letter-kerning="false" fo:font-size="12pt" style:font-size-asian="12pt" style:font-size-complex="12pt" style:rfc-language-tag="es-ES_tradnl" fo:language="es"/>
    </style:style>
    <style:style style:name="P13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4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5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6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7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8" style:parent-style-name="Párrafodelista" style:list-style-name="LFO2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19" style:parent-style-name="Descripción" style:family="paragraph">
      <style:paragraph-properties fo:keep-with-next="always" fo:text-align="center"/>
    </style:style>
    <style:style style:name="TableColumn21" style:family="table-column">
      <style:table-column-properties style:column-width="1.0798in" style:use-optimal-column-width="false"/>
    </style:style>
    <style:style style:name="TableColumn22" style:family="table-column">
      <style:table-column-properties style:column-width="2.559in" style:use-optimal-column-width="false"/>
    </style:style>
    <style:style style:name="TableColumn23" style:family="table-column">
      <style:table-column-properties style:column-width="2.0291in" style:use-optimal-column-width="false"/>
    </style:style>
    <style:style style:name="Table20" style:family="table">
      <style:table-properties style:width="5.668in" fo:margin-left="0in" table:align="center"/>
    </style:style>
    <style:style style:name="TableRow24" style:family="table-row">
      <style:table-row-properties style:min-row-height="0.1916in"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 fo:line-height="100%"/>
      <style:text-properties fo:font-weight="bold" style:font-weight-asian="bold" style:letter-kerning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letter-kerning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Row31" style:family="table-row">
      <style:table-row-properties style:min-row-height="0.1812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letter-kerning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letter-kerning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letter-kerning="false"/>
    </style:style>
    <style:style style:name="P38" style:parent-style-name="Normal" style:family="paragraph">
      <style:paragraph-properties fo:margin-bottom="0in" fo:line-height="100%"/>
      <style:text-properties style:letter-kerning="false"/>
    </style:style>
    <style:style style:name="TableRow39" style:family="table-row">
      <style:table-row-properties style:min-row-height="0.191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letter-kerning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letter-kerning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letter-kerning="false"/>
    </style:style>
    <style:style style:name="P46" style:parent-style-name="Normal" style:family="paragraph">
      <style:paragraph-properties fo:margin-bottom="0in" fo:line-height="100%"/>
      <style:text-properties style:letter-kerning="false"/>
    </style:style>
    <style:style style:name="TableRow47" style:family="table-row">
      <style:table-row-properties style:min-row-height="0.1916in"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letter-kerning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letter-kerning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letter-kerning="false"/>
    </style:style>
    <style:style style:name="P54" style:parent-style-name="Normal" style:family="paragraph">
      <style:paragraph-properties fo:margin-bottom="0in" fo:line-height="100%"/>
      <style:text-properties style:letter-kerning="false"/>
    </style:style>
    <style:style style:name="TableRow55" style:family="table-row">
      <style:table-row-properties style:min-row-height="0.1812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letter-kerning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letter-kerning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letter-kerning="false"/>
    </style:style>
    <style:style style:name="P62" style:parent-style-name="Normal" style:family="paragraph">
      <style:paragraph-properties fo:margin-bottom="0in" fo:line-height="100%"/>
      <style:text-properties style:letter-kerning="false"/>
    </style:style>
    <style:style style:name="TableRow63" style:family="table-row">
      <style:table-row-properties style:min-row-height="0.1812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letter-kerning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letter-kerning="false"/>
    </style:style>
    <style:style style:name="P68" style:parent-style-name="Normal" style:family="paragraph">
      <style:paragraph-properties fo:margin-bottom="0in" fo:line-height="100%"/>
      <style:text-properties style:letter-kerning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letter-kerning="false"/>
    </style:style>
    <style:style style:name="P71" style:parent-style-name="Normal" style:family="paragraph">
      <style:paragraph-properties fo:margin-bottom="0in" fo:line-height="100%"/>
      <style:text-properties style:letter-kerning="false"/>
    </style:style>
    <style:style style:name="TableRow72" style:family="table-row">
      <style:table-row-properties style:min-row-height="1.2236in"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letter-kerning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letter-kerning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letter-kerning="false"/>
    </style:style>
    <style:style style:name="P79" style:parent-style-name="Normal" style:family="paragraph">
      <style:paragraph-properties fo:margin-bottom="0in" fo:line-height="200%"/>
      <style:text-properties style:letter-kerning="false"/>
    </style:style>
    <style:style style:name="P80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81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82" style:parent-style-name="Normal" style:family="paragraph">
      <style:paragraph-properties fo:text-align="justify" fo:margin-bottom="0.1388in" fo:line-height="115%"/>
    </style:style>
    <style:style style:name="T83" style:parent-style-name="Fuentedepárrafopredeter." style:family="text"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T84" style:parent-style-name="Fuentedepárrafopredeter." style:family="text">
      <style:text-properties style:font-name-asian="Times New Roman" style:letter-kerning="false" fo:font-size="13pt" style:font-size-asian="13pt" style:font-size-complex="13pt"/>
    </style:style>
    <style:style style:name="P85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86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  <style:style style:name="P87" style:parent-style-name="Normal" style:family="paragraph">
      <style:paragraph-properties fo:text-align="justify" fo:margin-bottom="0.1388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88" style:parent-style-name="Normal" style:family="paragraph">
      <style:paragraph-properties fo:text-align="justify" fo:margin-bottom="0.1388in" fo:line-height="115%"/>
      <style:text-properties style:font-name="Aptos" style:font-name-asian="Times New Roman" style:letter-kerning="false" fo:font-size="13pt" style:font-size-asian="13pt" style:font-size-complex="13pt" style:rfc-language-tag="es-ES_tradnl" fo:language="es"/>
    </style:style>
    <style:style style:name="P89" style:parent-style-name="Normal" style:family="paragraph">
      <style:paragraph-properties fo:text-align="justify" fo:margin-bottom="0.1388in" fo:line-height="115%"/>
      <style:text-properties style:font-name="Aptos" style:font-name-asian="Times New Roman" style:letter-kerning="false" fo:font-size="13pt" style:font-size-asian="13pt" style:font-size-complex="13pt" style:rfc-language-tag="es-ES_tradnl" fo:language="es"/>
    </style:style>
    <style:style style:name="P90" style:parent-style-name="Normal" style:family="paragraph">
      <style:paragraph-properties fo:text-align="justify" fo:margin-bottom="0.1388in" fo:line-height="115%"/>
      <style:text-properties style:font-name="Aptos" style:font-name-asian="Times New Roman" style:letter-kerning="false" fo:font-size="13pt" style:font-size-asian="13pt" style:font-size-complex="13pt" style:text-underline-type="single" style:text-underline-style="solid" style:text-underline-width="auto" style:text-underline-mode="continuous" style:rfc-language-tag="es-ES_tradnl" fo:language="es"/>
    </style:style>
    <style:style style:name="TableColumn92" style:family="table-column">
      <style:table-column-properties style:column-width="1.0798in" style:use-optimal-column-width="false"/>
    </style:style>
    <style:style style:name="TableColumn93" style:family="table-column">
      <style:table-column-properties style:column-width="2.559in" style:use-optimal-column-width="false"/>
    </style:style>
    <style:style style:name="TableColumn94" style:family="table-column">
      <style:table-column-properties style:column-width="2.0291in" style:use-optimal-column-width="false"/>
    </style:style>
    <style:style style:name="Table91" style:family="table">
      <style:table-properties style:width="5.668in" fo:margin-left="0in" table:align="center"/>
    </style:style>
    <style:style style:name="TableRow95" style:family="table-row">
      <style:table-row-properties style:min-row-height="0.1916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justify" fo:margin-bottom="0in" fo:line-height="100%"/>
      <style:text-properties fo:font-weight="bold" style:font-weight-asian="bold" style:letter-kerning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weight="bold" style:font-weight-asian="bold" style:letter-kerning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Row102" style:family="table-row">
      <style:table-row-properties style:min-row-height="0.1812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letter-kerning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letter-kerning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letter-kerning="false"/>
    </style:style>
    <style:style style:name="TableRow109" style:family="table-row">
      <style:table-row-properties style:min-row-height="0.1916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letter-kerning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letter-kerning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letter-kerning="false"/>
    </style:style>
    <style:style style:name="TableRow116" style:family="table-row">
      <style:table-row-properties style:min-row-height="0.1916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letter-kerning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letter-kerning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letter-kerning="false"/>
    </style:style>
    <style:style style:name="TableRow123" style:family="table-row">
      <style:table-row-properties style:min-row-height="0.1916in"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letter-kerning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letter-kerning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letter-kerning="false"/>
    </style:style>
    <style:style style:name="P130" style:parent-style-name="Normal" style:family="paragraph">
      <style:paragraph-properties fo:text-align="justify" fo:margin-bottom="0.1388in" fo:line-height="115%"/>
      <style:text-properties style:font-name="Aptos" style:font-name-asian="Times New Roman" style:letter-kerning="false" fo:font-size="13pt" style:font-size-asian="13pt" style:font-size-complex="13pt" style:rfc-language-tag="es-ES_tradnl" fo:language="es"/>
    </style:style>
    <style:style style:name="P131" style:parent-style-name="Normal" style:family="paragraph">
      <style:paragraph-properties fo:text-align="justify" fo:margin-bottom="0.1388in" fo:line-height="115%"/>
      <style:text-properties style:font-name="Aptos" style:font-name-asian="Times New Roman" style:letter-kerning="false" fo:font-size="13pt" style:font-size-asian="13pt" style:font-size-complex="13pt" style:rfc-language-tag="es-ES_tradnl" fo:language="es"/>
    </style:style>
    <style:style style:name="P132" style:parent-style-name="Normal" style:family="paragraph">
      <style:paragraph-properties fo:text-align="justify" fo:margin-bottom="0.1388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133" style:parent-style-name="Normal" style:family="paragraph">
      <style:paragraph-properties fo:text-align="justify" fo:margin-bottom="0.1388in" fo:line-height="115%"/>
      <style:text-properties style:font-name="Cambria" style:font-name-asian="Times New Roman" fo:font-weight="bold" style:font-weight-asian="bold" style:font-weight-complex="bold" fo:color="#4F81BD" style:letter-kerning="false" fo:font-size="13pt" style:font-size-asian="13pt" style:font-size-complex="13pt" style:rfc-language-tag="es-ES_tradnl" fo:language="es"/>
    </style:style>
    <style:style style:name="P134" style:parent-style-name="Normal" style:family="paragraph">
      <style:paragraph-properties fo:text-align="justify" fo:margin-bottom="0.1388in" fo:line-height="115%"/>
      <style:text-properties style:font-name="Aptos" style:font-name-asian="Times New Roman" style:letter-kerning="false" fo:font-size="13pt" style:font-size-asian="13pt" style:font-size-complex="13pt" style:rfc-language-tag="es-ES_tradnl" fo:language="es"/>
    </style:style>
    <style:style style:name="P135" style:parent-style-name="Normal" style:family="paragraph">
      <style:paragraph-properties fo:text-align="justify" fo:margin-bottom="0.1388in" fo:line-height="115%"/>
      <style:text-properties style:font-name="Aptos" style:font-name-asian="Times New Roman" style:letter-kerning="false" fo:font-size="13pt" style:font-size-asian="13pt" style:font-size-complex="13pt" style:rfc-language-tag="es-ES_tradnl" fo:language="es"/>
    </style:style>
    <style:style style:name="P136" style:parent-style-name="Descripción" style:family="paragraph">
      <style:paragraph-properties fo:keep-with-next="always" fo:text-align="center"/>
    </style:style>
    <style:style style:name="TableColumn138" style:family="table-column">
      <style:table-column-properties style:column-width="1.0798in" style:use-optimal-column-width="false"/>
    </style:style>
    <style:style style:name="TableColumn139" style:family="table-column">
      <style:table-column-properties style:column-width="2.559in" style:use-optimal-column-width="false"/>
    </style:style>
    <style:style style:name="TableColumn140" style:family="table-column">
      <style:table-column-properties style:column-width="2.0291in" style:use-optimal-column-width="false"/>
    </style:style>
    <style:style style:name="Table137" style:family="table">
      <style:table-properties style:width="5.668in" fo:margin-left="0in" table:align="center"/>
    </style:style>
    <style:style style:name="TableRow141" style:family="table-row">
      <style:table-row-properties style:min-row-height="0.1916in"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margin-bottom="0in" fo:line-height="100%"/>
      <style:text-properties fo:font-weight="bold" style:font-weight-asian="bold" style:letter-kerning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weight="bold" style:font-weight-asian="bold" style:letter-kerning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Row148" style:family="table-row">
      <style:table-row-properties style:min-row-height="0.1812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letter-kerning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letter-kerning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letter-kerning="false"/>
    </style:style>
    <style:style style:name="TableRow155" style:family="table-row">
      <style:table-row-properties style:min-row-height="0.1812in"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letter-kerning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letter-kerning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letter-kerning="false"/>
    </style:style>
    <style:style style:name="P162" style:parent-style-name="Normal" style:family="paragraph">
      <style:paragraph-properties fo:text-align="justify" fo:margin-bottom="0.1388in" fo:line-height="115%"/>
      <style:text-properties style:font-name-asian="Times New Roman" style:letter-kerning="false" fo:font-size="13pt" style:font-size-asian="13pt" style:font-size-complex="13pt" style:rfc-language-tag="es-ES_tradnl" fo:language="es"/>
    </style:style>
  </office:automatic-styles>
  <office:body>
    <office:text text:use-soft-page-breaks="true">
      <text:p text:style-name="P1"/>
      <text:h text:style-name="P2" text:outline-level="2">Plan de pruebas de la historia de usuario Limpiar Filtro</text:h>
      <text:h text:style-name="P3" text:outline-level="2"><text:tab/><text:tab/></text:h>
      <text:list text:style-name="LFO1" text:continue-numbering="true">
        <text:list-item>
          <text:p text:style-name="P4">Pruebas de interfaz (caso éxito y otra)</text:p>
        </text:list-item>
        <text:list-item>
          <text:p text:style-name="P5">Prueba unitaria/integración que utilice mocks</text:p>
        </text:list-item>
        <text:list-item>
          <text:p text:style-name="P6">Enumeración métodos que deberían ser probados</text:p>
        </text:list-item>
      </text:list>
      <text:p text:style-name="P7"><text:span text:style-name="T8">Descripción:<text:s/></text:span><text:span text:style-name="T9">Yo, como usuario, deseo poder eliminar todos los filtros que hayan sido seleccionados, de manera que pueda reestablecer el estado original.</text:span></text:p>
      <text:p text:style-name="P10">Pruebas de interfaz<text:s/>(UI/Espresso)</text:p>
      <text:p text:style-name="P11">En base a los<text:s/>escenarios<text:s/>de uso<text:s/>basados en la acción del botón ‘Limpiar’ y su efecto visible en el listView de<text:s/>las 9 películas ubicadas<text:s/>en<text:s/>el fichero de datos llamado “sample_movies_estela.json”:</text:p>
      <text:p text:style-name="P12">A1.HU: Limpiar filtro</text:p>
      <text:list text:style-name="LFO2" text:continue-numbering="true">
        <text:list-item>
          <text:p text:style-name="P13">Limpiar filtro (con filtro de género seleccionado)</text:p>
        </text:list-item>
        <text:list-item>
          <text:p text:style-name="P14">Limpiar filtro (con filtro de década seleccionado)</text:p>
        </text:list-item>
        <text:list-item>
          <text:p text:style-name="P15">Limpiar filtro (con ambos filtros seleccionado)</text:p>
        </text:list-item>
        <text:list-item>
          <text:p text:style-name="P16">Limpiar filtro (con ningún filtro seleccionado)</text:p>
        </text:list-item>
        <text:list-item>
          <text:p text:style-name="P17">Limpiar con error del servicio de datos<text:s/></text:p>
        </text:list-item>
        <text:list-item>
          <text:p text:style-name="P18">Limpiar con pérdida de red</text:p>
        </text:list-item>
      </text:list>
      <text:p text:style-name="P19">Tabla 1. Casos de prueba de interfaz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Identificador</text:p>
          </table:table-cell>
          <table:table-cell table:style-name="TableCell27">
            <text:p text:style-name="P28">Entrada / filtros seleccionados</text:p>
          </table:table-cell>
          <table:table-cell table:style-name="TableCell29">
            <text:p text:style-name="P30">Resultado esperado</text:p>
          </table:table-cell>
        </table:table-row>
        <table:table-row table:style-name="TableRow31">
          <table:table-cell table:style-name="TableCell32">
            <text:p text:style-name="P33">A1.a</text:p>
          </table:table-cell>
          <table:table-cell table:style-name="TableCell34">
            <text:p text:style-name="P35">Género: Acción(6)</text:p>
          </table:table-cell>
          <table:table-cell table:style-name="TableCell36">
            <text:p text:style-name="P37">El desplegable se cierra.</text:p>
            <text:p text:style-name="P38">La lista de películas muestra todas las películas del JSON (que son 9).</text:p>
          </table:table-cell>
        </table:table-row>
        <table:table-row table:style-name="TableRow39">
          <table:table-cell table:style-name="TableCell40">
            <text:p text:style-name="P41">A1.b</text:p>
          </table:table-cell>
          <table:table-cell table:style-name="TableCell42">
            <text:p text:style-name="P43">Década(2020-2029)</text:p>
          </table:table-cell>
          <table:table-cell table:style-name="TableCell44">
            <text:p text:style-name="P45">El desplegable se cierra.</text:p>
            <text:p text:style-name="P46">La lista de películas muestra todas las películas del JSON (que son 9).</text:p>
          </table:table-cell>
        </table:table-row>
        <table:table-row table:style-name="TableRow47">
          <table:table-cell table:style-name="TableCell48">
            <text:p text:style-name="P49">A1.c</text:p>
          </table:table-cell>
          <table:table-cell table:style-name="TableCell50">
            <text:p text:style-name="P51">Género: Suspense(4), Década: 2020-2029</text:p>
          </table:table-cell>
          <table:table-cell table:style-name="TableCell52">
            <text:p text:style-name="P53">El desplegable se cierra.</text:p>
            <text:p text:style-name="P54">La lista de películas muestra todas las películas del JSON (que son 9).</text:p>
          </table:table-cell>
        </table:table-row>
        <table:table-row table:style-name="TableRow55">
          <table:table-cell table:style-name="TableCell56">
            <text:p text:style-name="P57">A1.d</text:p>
          </table:table-cell>
          <table:table-cell table:style-name="TableCell58">
            <text:p text:style-name="P59">Ninguno seleccionado</text:p>
          </table:table-cell>
          <table:table-cell table:style-name="TableCell60">
            <text:p text:style-name="P61">El desplegable se cierra.</text:p>
            <text:p text:style-name="P62">La lista de películas muestra todas las películas del JSON (que son 9).</text:p>
          </table:table-cell>
        </table:table-row>
        <table:table-row table:style-name="TableRow63">
          <table:table-cell table:style-name="TableCell64">
            <text:p text:style-name="P65">A1.e</text:p>
          </table:table-cell>
          <table:table-cell table:style-name="TableCell66">
            <text:p text:style-name="P67">Cualquier<text:s/>filtro</text:p>
            <text:soft-page-break/>
            <text:p text:style-name="P68">Base de datos no accesible<text:s/>(simular con mocks)</text:p>
          </table:table-cell>
          <table:table-cell table:style-name="TableCell69">
            <text:p text:style-name="P70">El desplegable se cierra.</text:p>
            <text:soft-page-break/>
            <text:p text:style-name="P71">Se muestra un mensaje de error<text:s/>de red al usuario.<text:s/>La lista permanece en el estado de filtrado o vacío anterior.</text:p>
          </table:table-cell>
        </table:table-row>
        <text:soft-page-break/>
        <table:table-row table:style-name="TableRow72">
          <table:table-cell table:style-name="TableCell73">
            <text:p text:style-name="P74">A1.f</text:p>
          </table:table-cell>
          <table:table-cell table:style-name="TableCell75">
            <text:p text:style-name="P76">Pérdida de conexión de red</text:p>
          </table:table-cell>
          <table:table-cell table:style-name="TableCell77">
            <text:p text:style-name="P78">El desplegable se cierra.</text:p>
            <text:p text:style-name="P79">Se muestra un mensaje de error de red al usuario. La lista permanece en el estado de filtrado o vacío anterior.</text:p>
          </table:table-cell>
        </table:table-row>
      </table:table>
      <text:p text:style-name="P80"/>
      <text:p text:style-name="P81">Sé cuántos resultados van a quedar -&gt; 0 (sí se limpia bien)</text:p>
      <text:p text:style-name="P82"><text:span text:style-name="T83">Limpieza con dos filtros -&gt;<text:s/></text:span><text:span text:style-name="T84">1. La vista del desplegable de filtros desaparece o se cierra. 2. La View o lista de películas ahora contiene el número total de películas disponibles en el JSON.</text:span></text:p>
      <text:p text:style-name="P85"/>
      <text:p text:style-name="P86"/>
      <text:p text:style-name="P87">Pruebas de integración</text:p>
      <text:p text:style-name="P88">Las pruebas de integración se centrarán en la integración entre la capa de negocio (ej. MainPresenter)<text:s/>y<text:s/>la vista.<text:s/>El objetivo es verificar que<text:s/>el Presenter, al recibir la señal de limpieza, notifica a la capa de presentación (IMainContract.View) que actualice la interfaz.</text:p>
      <text:p text:style-name="P89">Método de negocio probado:<text:s/>MainPresenter.onGenresFiltered(List&lt;String&gt; generosSeleccionados)</text:p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Identificador</text:p>
          </table:table-cell>
          <table:table-cell table:style-name="TableCell98">
            <text:p text:style-name="P99">Entrada / filtros seleccionados</text:p>
          </table:table-cell>
          <table:table-cell table:style-name="TableCell100">
            <text:p text:style-name="P101">Resultado esperado</text:p>
          </table:table-cell>
        </table:table-row>
        <table:table-row table:style-name="TableRow102">
          <table:table-cell table:style-name="TableCell103">
            <text:p text:style-name="P104">IGIC.1a</text:p>
          </table:table-cell>
          <table:table-cell table:style-name="TableCell105">
            <text:p text:style-name="P106">Género: Acción(6), Década (2020-2029)</text:p>
          </table:table-cell>
          <table:table-cell table:style-name="TableCell107">
            <text:p text:style-name="P108">Se verifica que el método<text:s/>showMovies<text:s/>es llamado<text:s/>con<text:s/>una lista de películas<text:s/>de tamaño 9.</text:p>
          </table:table-cell>
        </table:table-row>
        <table:table-row table:style-name="TableRow109">
          <table:table-cell table:style-name="TableCell110">
            <text:p text:style-name="P111">IGIC.1b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IGIC.1c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ext:soft-page-break/>
        <table:table-row table:style-name="TableRow123">
          <table:table-cell table:style-name="TableCell124">
            <text:p text:style-name="P125">IGIC.1d</text:p>
          </table:table-cell>
          <table:table-cell table:style-name="TableCell126">
            <text:p text:style-name="P127">Entrada de géneros vacías</text:p>
          </table:table-cell>
          <table:table-cell table:style-name="TableCell128">
            <text:p text:style-name="P129">Se verifica que el método showMovies() es llamado con una lista de tamaño 0.</text:p>
          </table:table-cell>
        </table:table-row>
      </table:table>
      <text:p text:style-name="P130"/>
      <text:p text:style-name="P131"/>
      <text:p text:style-name="P132"/>
      <text:p text:style-name="P133">Pruebas unitarias</text:p>
      <text:p text:style-name="P134">Las pruebas unitarias se centran en el método de lógica de negocio<text:s/>que actúa como “limpiar filtro” cuando el parámetro asociado es una lista vacía, lo que implica que se restablece la lista completa de películas y se notifica a la vista.<text:s/></text:p>
      <text:p text:style-name="P135">Método de negocio: MainPresenter.onGenresFiltered(List&lt;String&gt; generosSeleccionados)</text:p>
      <text:p text:style-name="P136">Tabla 2. Método de capa de negocio</text:p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Identificador</text:p>
          </table:table-cell>
          <table:table-cell table:style-name="TableCell144">
            <text:p text:style-name="P145">Entrada / filtros seleccionados</text:p>
          </table:table-cell>
          <table:table-cell table:style-name="TableCell146">
            <text:p text:style-name="P147">Resultado esperado</text:p>
          </table:table-cell>
        </table:table-row>
        <table:table-row table:style-name="TableRow148">
          <table:table-cell table:style-name="TableCell149">
            <text:p text:style-name="P150">UGIC.1ª</text:p>
          </table:table-cell>
          <table:table-cell table:style-name="TableCell151">
            <text:p text:style-name="P152">Lista vacía(ambos filtros están aplicados, limpieza exitosa)</text:p>
          </table:table-cell>
          <table:table-cell table:style-name="TableCell153">
            <text:p text:style-name="P154">La lista interna displayedMovies se restablece al número total de películas (9).</text:p>
          </table:table-cell>
        </table:table-row>
        <table:table-row table:style-name="TableRow155">
          <table:table-cell table:style-name="TableCell156">
            <text:p text:style-name="P157">UGIC.1b</text:p>
          </table:table-cell>
          <table:table-cell table:style-name="TableCell158">
            <text:p text:style-name="P159">Null</text:p>
          </table:table-cell>
          <table:table-cell table:style-name="TableCell160">
            <text:p text:style-name="P161">La lista interna displayedMovies se restablece al número total de películas (9).</text:p>
          </table:table-cell>
        </table:table-row>
      </table:table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style:font-name="Calibri" style:font-name-asian="Calibri" fo:font-weight="bold" style:font-weight-asian="bold" style:font-weight-complex="bold" fo:color="#156082" style:letter-kerning="false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mbria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 FERNANDEZ, ESTELA</meta:initial-creator>
    <dc:creator>SIMON FERNANDEZ, ESTELA</dc:creator>
    <meta:creation-date>2025-10-15T15:55:00Z</meta:creation-date>
    <dc:date>2025-10-17T14:26:00Z</dc:date>
    <meta:template xlink:href="Normal" xlink:type="simple"/>
    <meta:editing-cycles>8</meta:editing-cycles>
    <meta:editing-duration>PT6660S</meta:editing-duration>
    <meta:document-statistic meta:page-count="3" meta:paragraph-count="7" meta:word-count="543" meta:character-count="3524" meta:row-count="24" meta:non-whitespace-character-count="2988"/>
  </office:meta>
</office:document-meta>
</file>